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92CB42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5.7cm" svg:height="14.448cm" draw:z-index="0"><draw:image xlink:href="Pictures/100000000000055600000300992CB4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0:18:08.292000000</meta:creation-date>
    <dc:date>2017-06-01T20:18:41.211000000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